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41cm"/>
    </style:style>
    <style:style style:name="co4" style:family="table-column">
      <style:table-column-properties fo:break-before="auto" style:column-width="0.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1e6a39"/>
    </style:style>
    <style:style style:name="ce5" style:family="table-cell" style:parent-style-name="Defaul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QL</text:p>
          </table:table-cell>
          <table:table-cell table:style-name="ce2" office:value-type="string" calcext:value-type="string">
            <text:p>OEWN</text:p>
          </table:table-cell>
          <table:table-cell table:style-name="ce2" office:value-type="string" calcext:value-type="string">
            <text:p>XEWN</text:p>
          </table:table-cell>
          <table:table-cell table:style-name="ce2" office:value-type="string" calcext:value-type="string">
            <text:p>OEWN31</text:p>
          </table:table-cell>
          <table:table-cell table:style-name="ce2" office:value-type="string" calcext:value-type="string">
            <text:p>SQLUNE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xes</text:p>
          </table:table-cell>
          <table:table-cell table:style-name="Default" office:value-type="float" office:value="163161" calcext:value-type="float">
            <text:p>163161</text:p>
          </table:table-cell>
          <table:table-cell/>
          <table:table-cell office:value-type="float" office:value="158754" calcext:value-type="float">
            <text:p>158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151770" calcext:value-type="float">
            <text:p>151770</text:p>
          </table:table-cell>
          <table:table-cell table:style-name="ce4" office:value-type="float" office:value="151770" calcext:value-type="float">
            <text:p>151770</text:p>
          </table:table-cell>
          <table:table-cell table:number-columns-repeated="2" table:style-name="ce4" office:value-type="float" office:value="147478" calcext:value-type="float">
            <text:p>147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dwords</text:p>
          </table:table-cell>
          <table:table-cell office:value-type="float" office:value="42724" calcext:value-type="float">
            <text:p>42724</text:p>
          </table:table-cell>
          <table:table-cell table:style-name="ce4" office:value-type="float" office:value="42724" calcext:value-type="float">
            <text:p>42724</text:p>
          </table:table-cell>
          <table:table-cell table:number-columns-repeated="2" table:style-name="ce4" office:value-type="float" office:value="40850" calcext:value-type="float">
            <text:p>408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ynsets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120039" calcext:value-type="float">
            <text:p>120039</text:p>
          </table:table-cell>
          <table:table-cell table:number-columns-repeated="2" table:style-name="ce4" office:value-type="float" office:value="117791" calcext:value-type="float">
            <text:p>117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s</text:p>
          </table:table-cell>
          <table:table-cell office:value-type="float" office:value="211865" calcext:value-type="float">
            <text:p>211865</text:p>
          </table:table-cell>
          <table:table-cell office:value-type="float" office:value="211827" calcext:value-type="float">
            <text:p>211827</text:p>
          </table:table-cell>
          <table:table-cell office:value-type="float" office:value="207272" calcext:value-type="float">
            <text:p>207272</text:p>
          </table:table-cell>
          <table:table-cell office:value-type="float" office:value="207235" calcext:value-type="float">
            <text:p>207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sets_synsets</text:p>
          </table:table-cell>
          <table:table-cell office:value-type="float" office:value="291370" calcext:value-type="float">
            <text:p>291370</text:p>
          </table:table-cell>
          <table:table-cell table:style-name="ce5" office:value-type="float" office:value="291370" calcext:value-type="float">
            <text:p>291370</text:p>
          </table:table-cell>
          <table:table-cell office:value-type="float" office:value="286297" calcext:value-type="float">
            <text:p>286297</text:p>
          </table:table-cell>
          <table:table-cell office:value-type="float" office:value="285668" calcext:value-type="float">
            <text:p>285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s_senses</text:p>
          </table:table-cell>
          <table:table-cell office:value-type="float" office:value="93139" calcext:value-type="float">
            <text:p>93139</text:p>
          </table:table-cell>
          <table:table-cell office:value-type="float" office:value="93130" calcext:value-type="float">
            <text:p>93130</text:p>
          </table:table-cell>
          <table:table-cell office:value-type="float" office:value="92527" calcext:value-type="float">
            <text:p>92527</text:p>
          </table:table-cell>
          <table:table-cell office:value-type="float" office:value="92521" calcext:value-type="float">
            <text:p>9252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lations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phs</text:p>
          </table:table-cell>
          <table:table-cell table:number-columns-repeated="2" table:style-name="ce5" office:value-type="float" office:value="4411" calcext:value-type="float">
            <text:p>4411</text:p>
          </table:table-cell>
          <table:table-cell office:value-type="float" office:value="4478" calcext:value-type="float">
            <text:p>4478</text:p>
          </table:table-cell>
          <table:table-cell office:value-type="float" office:value="4905" calcext:value-type="float">
            <text:p>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ciations</text:p>
          </table:table-cell>
          <table:table-cell table:style-name="Default" office:value-type="float" office:value="36480" calcext:value-type="float">
            <text:p>364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table:style-name="Default" office:value-type="float" office:value="49648" calcext:value-type="float">
            <text:p>49648</text:p>
          </table:table-cell>
          <table:table-cell office:value-type="float" office:value="49779" calcext:value-type="float">
            <text:p>49779</text:p>
          </table:table-cell>
          <table:table-cell table:number-columns-repeated="2" table:style-name="ce4" office:value-type="float" office:value="48571" calcext:value-type="float">
            <text:p>4857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nses_adjpositions</text:p>
          </table:table-cell>
          <table:table-cell table:number-columns-repeated="2" table:style-name="ce5" office:value-type="float" office:value="1052" calcext:value-type="float">
            <text:p>1052</text:p>
          </table:table-cell>
          <table:table-cell table:number-columns-repeated="2" table:style-name="ce4"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s_vframes</text:p>
          </table:table-cell>
          <table:table-cell office:value-type="float" office:value="41686" calcext:value-type="float">
            <text:p>41686</text:p>
          </table:table-cell>
          <table:table-cell table:style-name="ce4" office:value-type="float" office:value="41686" calcext:value-type="float">
            <text:p>41686</text:p>
          </table:table-cell>
          <table:table-cell office:value-type="float" office:value="41586" calcext:value-type="float">
            <text:p>41586</text:p>
          </table:table-cell>
          <table:table-cell office:value-type="float" office:value="41637" calcext:value-type="float">
            <text:p>41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s_vtemplates</text:p>
          </table:table-cell>
          <table:table-cell office:value-type="float" office:value="3985" calcext:value-type="float">
            <text:p>3985</text:p>
          </table:table-cell>
          <table:table-cell table:style-name="ce4" office:value-type="float" office:value="3985" calcext:value-type="float">
            <text:p>3985</text:p>
          </table:table-cell>
          <table:table-cell table:number-columns-repeated="2" office:value-type="float" office:value="3989" calcext:value-type="float">
            <text:p>3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morphs</text:p>
          </table:table-cell>
          <table:table-cell table:style-name="Default" office:value-type="float" office:value="4670" calcext:value-type="float">
            <text:p>4670</text:p>
          </table:table-cell>
          <table:table-cell office:value-type="float" office:value="4466" calcext:value-type="float">
            <text:p>4466</text:p>
          </table:table-cell>
          <table:table-cell office:value-type="float" office:value="4731" calcext:value-type="float">
            <text:p>4731</text:p>
          </table:table-cell>
          <table:table-cell office:value-type="float" office:value="4966" calcext:value-type="float">
            <text:p>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pronunciations</text:p>
          </table:table-cell>
          <table:table-cell table:style-name="Default" office:value-type="float" office:value="46458" calcext:value-type="float">
            <text:p>464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style-name="ce2" office:value-type="string" calcext:value-type="string">
            <text:p>YAML</text:p>
          </table:table-cell>
          <table:table-cell table:style-name="ce2" office:value-type="string" calcext:value-type="string">
            <text:p>XML</text:p>
          </table:table-cell>
          <table:table-cell table:style-name="ce2" office:value-type="string" calcext:value-type="string">
            <text:p>WNDB</text:p>
          </table:table-cell>
          <table:table-cell table:style-name="ce2" office:value-type="string" calcext:value-type="string">
            <text:p>WNDB3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ynset relations</text:p>
          </table:table-cell>
          <table:table-cell office:value-type="float" office:value="291370" calcext:value-type="float">
            <text:p>291370</text:p>
          </table:table-cell>
          <table:table-cell table:number-columns-repeated="2" table:style-name="ce4" office:value-type="float" office:value="291370" calcext:value-type="float">
            <text:p>291370</text:p>
          </table:table-cell>
          <table:table-cell office:value-type="float" office:value="286297" calcext:value-type="float">
            <text:p>286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sets with relations</text:p>
          </table:table-cell>
          <table:table-cell office:value-type="float" office:value="112094" calcext:value-type="float">
            <text:p>112094</text:p>
          </table:table-cell>
          <table:table-cell table:number-columns-repeated="2" table:style-name="ce4" office:value-type="float" office:value="112094" calcext:value-type="float">
            <text:p>112094</text:p>
          </table:table-cell>
          <table:table-cell office:value-type="float" office:value="109862" calcext:value-type="float">
            <text:p>10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 relations</text:p>
          </table:table-cell>
          <table:table-cell office:value-type="float" office:value="93139" calcext:value-type="float">
            <text:p>93139</text:p>
          </table:table-cell>
          <table:table-cell table:style-name="ce4" office:value-type="float" office:value="93139" calcext:value-type="float">
            <text:p>93139</text:p>
          </table:table-cell>
          <table:table-cell office:value-type="float" office:value="93136" calcext:value-type="float">
            <text:p>93136</text:p>
          </table:table-cell>
          <table:table-cell office:value-type="float" office:value="92527" calcext:value-type="float">
            <text:p>9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s with relations</text:p>
          </table:table-cell>
          <table:table-cell office:value-type="float" office:value="60121" calcext:value-type="float">
            <text:p>60121</text:p>
          </table:table-cell>
          <table:table-cell table:style-name="ce4" office:value-type="float" office:value="60121" calcext:value-type="float">
            <text:p>60121</text:p>
          </table:table-cell>
          <table:table-cell office:value-type="float" office:value="60118" calcext:value-type="float">
            <text:p>60118</text:p>
          </table:table-cell>
          <table:table-cell office:value-type="float" office:value="59619" calcext:value-type="float">
            <text:p>5961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ARSER / COUNTER</text:p>
          </table:table-cell>
          <table:table-cell table:style-name="ce2" office:value-type="string" calcext:value-type="string">
            <text:p>synsets</text:p>
          </table:table-cell>
          <table:table-cell table:style-name="ce2" office:value-type="string" calcext:value-type="string">
            <text:p>senses</text:p>
          </table:table-cell>
          <table:table-cell table:style-name="ce2" office:value-type="string" calcext:value-type="string">
            <text:p>indexes</text:p>
          </table:table-cell>
          <table:table-cell table:style-name="ce2" office:value-type="string" calcext:value-type="string">
            <text:p>relations</text:p>
          </table:table-cell>
          <table:table-cell table:style-name="ce2" office:value-type="string" calcext:value-type="string">
            <text:p>semrelations</text:p>
          </table:table-cell>
          <table:table-cell table:style-name="ce2" office:value-type="string" calcext:value-type="string">
            <text:p>lexrelations</text:p>
          </table:table-cell>
        </table:table-row>
        <table:table-row table:style-name="ro1">
          <table:table-cell table:style-name="ce1"/>
          <table:table-cell table:style-name="ce2" table:number-columns-repeated="6"/>
        </table:table-row>
        <table:table-row table:style-name="ro1">
          <table:table-cell office:value-type="string" calcext:value-type="string">
            <text:p>wndb31</text:p>
          </table:table-cell>
          <table:table-cell table:style-name="Default" office:value-type="float" office:value="117791" calcext:value-type="float">
            <text:p>117791</text:p>
          </table:table-cell>
          <table:table-cell office:value-type="float" office:value="207235" calcext:value-type="float">
            <text:p>207235</text:p>
          </table:table-cell>
          <table:table-cell office:value-type="float" office:value="155467" calcext:value-type="float">
            <text:p>155467</text:p>
          </table:table-cell>
          <table:table-cell office:value-type="float" office:value="378203" calcext:value-type="float">
            <text:p>378203</text:p>
          </table:table-cell>
          <table:table-cell office:value-type="float" office:value="285668" calcext:value-type="float">
            <text:p>285668</text:p>
          </table:table-cell>
          <table:table-cell office:value-type="float" office:value="92535" calcext:value-type="float">
            <text:p>92535</text:p>
          </table:table-cell>
        </table:table-row>
        <table:table-row table:style-name="ro1">
          <table:table-cell office:value-type="string" calcext:value-type="string">
            <text:p>wndb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4505" calcext:value-type="float">
            <text:p>384505</text:p>
          </table:table-cell>
          <table:table-cell table:style-name="ce4" office:value-type="float" office:value="291370" calcext:value-type="float">
            <text:p>291370</text:p>
          </table:table-cell>
          <table:table-cell table:style-name="ce4" office:value-type="float" office:value="93135" calcext:value-type="float">
            <text:p>93135</text:p>
          </table:table-cell>
        </table:table-row>
        <table:table-row table:style-name="ro1">
          <table:table-cell office:value-type="string" calcext:value-type="string">
            <text:p>wndbxx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4505" calcext:value-type="float">
            <text:p>384505</text:p>
          </table:table-cell>
          <table:table-cell table:style-name="ce4" office:value-type="float" office:value="291370" calcext:value-type="float">
            <text:p>291370</text:p>
          </table:table-cell>
          <table:table-cell table:style-name="ce4" office:value-type="float" office:value="93135" calcext:value-type="float">
            <text:p>93135</text:p>
          </table:table-cell>
        </table:table-row>
        <table:table-row table:style-name="ro1">
          <table:table-cell office:value-type="string" calcext:value-type="string">
            <text:p>wndb_compat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3876" calcext:value-type="float">
            <text:p>383876</text:p>
          </table:table-cell>
          <table:table-cell table:style-name="ce4" office:value-type="float" office:value="290741" calcext:value-type="float">
            <text:p>290741</text:p>
          </table:table-cell>
          <table:table-cell table:style-name="ce4" office:value-type="float" office:value="93135" calcext:value-type="float">
            <text:p>93135</text:p>
          </table:table-cell>
        </table:table-row>
        <table:table-row table:style-name="ro1">
          <table:table-cell office:value-type="string" calcext:value-type="string">
            <text:p>wndbxx_compat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3876" calcext:value-type="float">
            <text:p>383876</text:p>
          </table:table-cell>
          <table:table-cell table:style-name="ce4" office:value-type="float" office:value="290741" calcext:value-type="float">
            <text:p>290741</text:p>
          </table:table-cell>
          <table:table-cell table:style-name="ce4" office:value-type="float" office:value="93135" calcext:value-type="float">
            <text:p>93135</text:p>
          </table:table-cell>
        </table:table-row>
        <table:table-row table:style-name="ro1">
          <table:table-cell office:value-type="string" calcext:value-type="string">
            <text:p>wndb_re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4506" calcext:value-type="float">
            <text:p>384506</text:p>
          </table:table-cell>
          <table:table-cell table:style-name="ce4" office:value-type="float" office:value="291370" calcext:value-type="float">
            <text:p>291370</text:p>
          </table:table-cell>
          <table:table-cell table:style-name="ce4" office:value-type="float" office:value="93136" calcext:value-type="float">
            <text:p>93136</text:p>
          </table:table-cell>
        </table:table-row>
        <table:table-row table:style-name="ro1">
          <table:table-cell office:value-type="string" calcext:value-type="string">
            <text:p>wndb_re_re</text:p>
          </table:table-cell>
          <table:table-cell office:value-type="float" office:value="120039" calcext:value-type="float">
            <text:p>120039</text:p>
          </table:table-cell>
          <table:table-cell table:style-name="ce4" office:value-type="float" office:value="211865" calcext:value-type="float">
            <text:p>211865</text:p>
          </table:table-cell>
          <table:table-cell table:style-name="ce4" office:value-type="float" office:value="159797" calcext:value-type="float">
            <text:p>159797</text:p>
          </table:table-cell>
          <table:table-cell table:style-name="ce4" office:value-type="float" office:value="384506" calcext:value-type="float">
            <text:p>384506</text:p>
          </table:table-cell>
          <table:table-cell table:style-name="ce4" office:value-type="float" office:value="291370" calcext:value-type="float">
            <text:p>291370</text:p>
          </table:table-cell>
          <table:table-cell table:style-name="ce4" office:value-type="float" office:value="93136" calcext:value-type="float">
            <text:p>93136</text:p>
          </table:table-cell>
        </table:table-row>
      </table:table>
      <table:table table:name="SQL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EWN</text:p>
          </table:table-cell>
          <table:table-cell table:style-name="ce2" office:value-type="string" calcext:value-type="string">
            <text:p>XEWN</text:p>
          </table:table-cell>
          <table:table-cell table:style-name="ce2"/>
          <table:table-cell table:style-name="ce2" office:value-type="string" calcext:value-type="string">
            <text:p>OEWN31</text:p>
          </table:table-cell>
          <table:table-cell table:style-name="ce2" office:value-type="string" calcext:value-type="string">
            <text:p>SQLUN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xes</text:p>
          </table:table-cell>
          <table:table-cell office:value-type="float" office:value="163161" calcext:value-type="float">
            <text:p>163161</text:p>
          </table:table-cell>
          <table:table-cell table:number-columns-repeated="2"/>
          <table:table-cell office:value-type="float" office:value="158754" calcext:value-type="float">
            <text:p>158754</text:p>
          </table:table-cell>
          <table:table-cell/>
        </table:table-row>
        <table:table-row table:style-name="ro1">
          <table:table-cell office:value-type="string" calcext:value-type="string">
            <text:p>words</text:p>
          </table:table-cell>
          <table:table-cell table:number-columns-repeated="2" office:value-type="float" office:value="151770" calcext:value-type="float">
            <text:p>151770</text:p>
          </table:table-cell>
          <table:table-cell/>
          <table:table-cell table:number-columns-repeated="2" office:value-type="float" office:value="147478" calcext:value-type="float">
            <text:p>147478</text:p>
          </table:table-cell>
        </table:table-row>
        <table:table-row table:style-name="ro1">
          <table:table-cell office:value-type="string" calcext:value-type="string">
            <text:p>casedwords</text:p>
          </table:table-cell>
          <table:table-cell table:number-columns-repeated="2" office:value-type="float" office:value="42724" calcext:value-type="float">
            <text:p>42724</text:p>
          </table:table-cell>
          <table:table-cell/>
          <table:table-cell table:number-columns-repeated="2" office:value-type="float" office:value="40850" calcext:value-type="float">
            <text:p>40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nsets</text:p>
          </table:table-cell>
          <table:table-cell table:number-columns-repeated="2" office:value-type="float" office:value="120039" calcext:value-type="float">
            <text:p>120039</text:p>
          </table:table-cell>
          <table:table-cell/>
          <table:table-cell table:number-columns-repeated="2" office:value-type="float" office:value="117791" calcext:value-type="float">
            <text:p>117791</text:p>
          </table:table-cell>
        </table:table-row>
        <table:table-row table:style-name="ro1">
          <table:table-cell office:value-type="string" calcext:value-type="string">
            <text:p>senses</text:p>
          </table:table-cell>
          <table:table-cell office:value-type="float" office:value="211865" calcext:value-type="float">
            <text:p>211865</text:p>
          </table:table-cell>
          <table:table-cell office:value-type="float" office:value="211827" calcext:value-type="float">
            <text:p>211827</text:p>
          </table:table-cell>
          <table:table-cell/>
          <table:table-cell office:value-type="float" office:value="207272" calcext:value-type="float">
            <text:p>207272</text:p>
          </table:table-cell>
          <table:table-cell office:value-type="float" office:value="207235" calcext:value-type="float">
            <text:p>207235</text:p>
          </table:table-cell>
        </table:table-row>
        <table:table-row table:style-name="ro1">
          <table:table-cell office:value-type="string" calcext:value-type="string">
            <text:p>synsets_synsets</text:p>
          </table:table-cell>
          <table:table-cell table:number-columns-repeated="2" office:value-type="float" office:value="291370" calcext:value-type="float">
            <text:p>291370</text:p>
          </table:table-cell>
          <table:table-cell/>
          <table:table-cell office:value-type="float" office:value="286297" calcext:value-type="float">
            <text:p>286297</text:p>
          </table:table-cell>
          <table:table-cell office:value-type="float" office:value="285668" calcext:value-type="float">
            <text:p>285668</text:p>
          </table:table-cell>
        </table:table-row>
        <table:table-row table:style-name="ro1">
          <table:table-cell office:value-type="string" calcext:value-type="string">
            <text:p>senses_senses</text:p>
          </table:table-cell>
          <table:table-cell office:value-type="float" office:value="93139" calcext:value-type="float">
            <text:p>93139</text:p>
          </table:table-cell>
          <table:table-cell office:value-type="float" office:value="93130" calcext:value-type="float">
            <text:p>93130</text:p>
          </table:table-cell>
          <table:table-cell/>
          <table:table-cell office:value-type="float" office:value="92527" calcext:value-type="float">
            <text:p>92527</text:p>
          </table:table-cell>
          <table:table-cell office:value-type="float" office:value="92521" calcext:value-type="float">
            <text:p>925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rphs</text:p>
          </table:table-cell>
          <table:table-cell table:number-columns-repeated="2" office:value-type="float" office:value="4411" calcext:value-type="float">
            <text:p>4411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pronunciations</text:p>
          </table:table-cell>
          <table:table-cell office:value-type="float" office:value="36480" calcext:value-type="float">
            <text:p>36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49648" calcext:value-type="float">
            <text:p>49648</text:p>
          </table:table-cell>
          <table:table-cell office:value-type="float" office:value="49779" calcext:value-type="float">
            <text:p>49779</text:p>
          </table:table-cell>
          <table:table-cell/>
          <table:table-cell table:number-columns-repeated="2" office:value-type="float" office:value="48571" calcext:value-type="float">
            <text:p>48571</text:p>
          </table:table-cell>
        </table:table-row>
        <table:table-row table:style-name="ro1">
          <table:table-cell office:value-type="string" calcext:value-type="string">
            <text:p>vframes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templates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omains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xes_morphs</text:p>
          </table:table-cell>
          <table:table-cell office:value-type="float" office:value="4670" calcext:value-type="float">
            <text:p>4670</text:p>
          </table:table-cell>
          <table:table-cell office:value-type="float" office:value="4466" calcext:value-type="float">
            <text:p>4466</text:p>
          </table:table-cell>
          <table:table-cell/>
          <table:table-cell office:value-type="float" office:value="4731" calcext:value-type="float">
            <text:p>4731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lexes_pronunciations</text:p>
          </table:table-cell>
          <table:table-cell office:value-type="float" office:value="46458" calcext:value-type="float">
            <text:p>4645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nses_adjpositions</text:p>
          </table:table-cell>
          <table:table-cell table:number-columns-repeated="2" office:value-type="float" office:value="1052" calcext:value-type="float">
            <text:p>1052</text:p>
          </table:table-cell>
          <table:table-cell/>
          <table:table-cell table:number-columns-repeated="2"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senses_vframes</text:p>
          </table:table-cell>
          <table:table-cell office:value-type="float" office:value="28402" calcext:value-type="float">
            <text:p>28402</text:p>
          </table:table-cell>
          <table:table-cell office:value-type="float" office:value="41686" calcext:value-type="float">
            <text:p>41686</text:p>
          </table:table-cell>
          <table:table-cell/>
          <table:table-cell office:value-type="float" office:value="28306" calcext:value-type="float">
            <text:p>28306</text:p>
          </table:table-cell>
          <table:table-cell office:value-type="float" office:value="41637" calcext:value-type="float">
            <text:p>41637</text:p>
          </table:table-cell>
        </table:table-row>
        <table:table-row table:style-name="ro1">
          <table:table-cell office:value-type="string" calcext:value-type="string">
            <text:p>senses_vtemplates</text:p>
          </table:table-cell>
          <table:table-cell office:value-type="float" office:value="3440" calcext:value-type="float">
            <text:p>3440</text:p>
          </table:table-cell>
          <table:table-cell office:value-type="float" office:value="3985" calcext:value-type="float">
            <text:p>3985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3989" calcext:value-type="float">
            <text:p>3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9:56:07.077883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49:25.399066447</meta:creation-date>
    <dc:date>2022-01-09T20:04:35.365079824</dc:date>
    <meta:editing-duration>PT2H28M16S</meta:editing-duration>
    <meta:editing-cycles>18</meta:editing-cycles>
    <meta:generator>LibreOffice/6.4.7.2$Linux_X86_64 LibreOffice_project/40$Build-2</meta:generator>
    <meta:document-statistic meta:table-count="2" meta:cell-count="258" meta:object-count="0"/>
  </office:meta>
</office:document-meta>
</file>